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FormManager.registerInputField( String contextName , String path , String name , String formNam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DefaultFormManager.processInputFields( Map objectModel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">
            <text:p text:style-name="Table_20_Contents">3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DefaultFormManager.processInput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FormManage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ormManager.getContext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FormManager.getContextFragment( String context ,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FormManag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